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6cm" draw:marker-end-width="0.236cm" draw:fill="solid" draw:fill-color="#ffffff" draw:textarea-horizontal-align="justify" draw:textarea-vertical-align="middle" draw:auto-grow-height="false" fo:padding-top="0.136cm" fo:padding-bottom="0.136cm" fo:padding-left="0.261cm" fo:padding-right="0.261cm"/>
    </style:style>
    <style:style style:name="gr3" style:family="graphic" style:parent-style-name="standard">
      <style:graphic-properties svg:stroke-width="0.025cm" svg:stroke-color="#808080" draw:marker-start-width="0.236cm" draw:marker-end-width="0.236cm" draw:fill="solid" draw:fill-color="#ffffff" draw:textarea-horizontal-align="justify" draw:textarea-vertical-align="middle" draw:auto-grow-height="false" fo:padding-top="0.136cm" fo:padding-bottom="0.136cm" fo:padding-left="0.261cm" fo:padding-right="0.261cm"/>
    </style:style>
    <style:style style:name="gr4" style:family="graphic" style:parent-style-name="standard">
      <style:graphic-properties svg:stroke-width="0.025cm" svg:stroke-color="#000000" draw:marker-start-width="0.236cm" draw:marker-end-width="0.236cm" draw:fill="solid" draw:fill-color="#e6e6e6" draw:textarea-horizontal-align="justify" draw:textarea-vertical-align="middle" draw:auto-grow-height="false" fo:padding-top="0.136cm" fo:padding-bottom="0.136cm" fo:padding-left="0.261cm" fo:padding-right="0.261cm"/>
    </style:style>
    <style:style style:name="gr5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808080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style:font-pitch="variable" fo:font-size="15pt" style:font-size-asian="15pt" style:font-size-complex="15pt"/>
    </style:style>
    <style:style style:name="P3" style:family="paragraph">
      <style:paragraph-properties fo:text-align="center"/>
      <style:text-properties fo:color="#808080" fo:font-family="Helvetica" style:font-family-generic="swiss" style:font-pitch="variable" fo:font-size="15pt" style:font-size-asian="15pt" style:font-size-complex="1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Helvetica" style:font-family-generic="swiss" style:font-pitch="variable" fo:font-size="15pt" style:font-size-asian="15pt" style:font-size-complex="15pt"/>
    </style:style>
    <style:style style:name="T2" style:family="text">
      <style:text-properties fo:color="#808080" fo:font-family="Helvetica" style:font-family-generic="swiss" style:font-pitch="variable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.461cm" svg:height="1.524cm" svg:x="12.176cm" svg:y="24.368cm">
          <text:p text:style-name="P1"><text:span text:style-name="T1">Sensor Read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5.461cm" svg:height="1.524cm" svg:x="12.176cm" svg:y="21.955cm">
          <text:p text:style-name="P1"><text:span text:style-name="T1">Attitude Esti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5.461cm" svg:height="1.524cm" svg:x="12.176cm" svg:y="19.542cm">
          <text:p text:style-name="P1"><text:span text:style-name="T1">Ang. Rat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5.461cm" svg:height="1.524cm" svg:x="18.907cm" svg:y="16.621cm">
          <text:p text:style-name="P1"><text:span text:style-name="T1">Attitud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5.461cm" svg:height="1.524cm" svg:x="18.907cm" svg:y="14.208cm">
          <text:p text:style-name="P1"><text:span text:style-name="T1">Position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461cm" svg:height="1.524cm" svg:x="18.907cm" svg:y="11.795cm">
          <text:p text:style-name="P1"><text:span text:style-name="T1">Trajector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461cm" svg:height="1.524cm" svg:x="20.939cm" svg:y="21.955cm">
          <text:p text:style-name="P1"><text:span text:style-name="T1">Position Esti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5.461cm" svg:height="1.524cm" svg:x="20.939cm" svg:y="24.368cm">
          <text:p text:style-name="P1"><text:span text:style-name="T2">Optical Flow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5.461cm" svg:height="1.524cm" svg:x="20.939cm" svg:y="19.542cm">
          <text:p text:style-name="P1"><text:span text:style-name="T2">GPS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5.461cm" svg:height="1.524cm" svg:x="3.413cm" svg:y="21.955cm">
          <text:p text:style-name="P1"><text:span text:style-name="T1">Mix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5.461cm" svg:height="1.524cm" svg:x="20.939cm" svg:y="8.874cm">
          <text:p text:style-name="P1"><text:span text:style-name="T2">microSD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461cm" svg:height="1.524cm" svg:x="12.176cm" svg:y="1.508cm">
          <text:p text:style-name="P1"><text:span text:style-name="T1">MAV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5.461cm" svg:height="1.524cm" svg:x="20.939cm" svg:y="1.508cm">
          <text:p text:style-name="P1"><text:span text:style-name="T2">Radio Modem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5.461cm" svg:height="1.524cm" svg:x="20.939cm" svg:y="3.921cm">
          <text:p text:style-name="P1"><text:span text:style-name="T2">Radio Modem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5.461cm" svg:height="1.524cm" svg:x="20.939cm" svg:y="6.334cm">
          <text:p text:style-name="P1"><text:span text:style-name="T2">Onboard Comp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.461cm" svg:height="1.524cm" svg:x="12.176cm" svg:y="6.334cm">
          <text:p text:style-name="P1"><text:span text:style-name="T1">System Heal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.461cm" svg:height="1.524cm" svg:x="12.176cm" svg:y="3.921cm">
          <text:p text:style-name="P1"><text:span text:style-name="T1">Flight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5.461cm" svg:height="1.524cm" svg:x="12.176cm" svg:y="8.874cm">
          <text:p text:style-name="P1"><text:span text:style-name="T2">RC 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5.461cm" svg:height="1.524cm" svg:x="3.413cm" svg:y="8.874cm">
          <text:p text:style-name="P1"><text:span text:style-name="T2">Batt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5.461cm" svg:height="1.524cm" svg:x="3.413cm" svg:y="6.334cm">
          <text:p text:style-name="P1"><text:span text:style-name="T2">CPU 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5.461cm" svg:height="1.524cm" svg:x="3.413cm" svg:y="24.368cm">
          <text:p text:style-name="P1"><text:span text:style-name="T1">Actuator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731cm" svg:height="5.207cm" svg:x="2.778cm" svg:y="21.32cm">
          <text:p/>
          <draw:enhanced-geometry svg:viewBox="0 0 21600 21600" draw:path-stretchpoint-x="10800" draw:path-stretchpoint-y="10800" draw:text-areas="?f3 ?f4 ?f5 ?f6" draw:type="round-rectangle" draw:modifiers="874.067076051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112cm" svg:height="7.747cm" svg:x="11.414cm" svg:y="18.78cm">
          <text:p/>
          <draw:enhanced-geometry svg:viewBox="0 0 21600 21600" draw:path-stretchpoint-x="10800" draw:path-stretchpoint-y="10800" draw:text-areas="?f3 ?f4 ?f5 ?f6" draw:type="round-rectangle" draw:modifiers="874.067076051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4.318cm" svg:height="0.725cm" svg:x="4.021cm" svg:y="26.568cm">
          <draw:text-box>
            <text:p text:style-name="P1"><text:span text:style-name="T3">PX4FMU or PX4IO</text:span></text:p>
          </draw:text-box>
        </draw:frame>
        <draw:frame draw:style-name="gr7" draw:text-style-name="P5" draw:layer="layout" svg:width="6.096cm" svg:height="0.762cm" draw:transform="rotate (1.5707963267949) translate (18.526cm 25.765cm)">
          <draw:text-box>
            <text:p text:style-name="P1"><text:span text:style-name="T4">synchronized 800 Hz</text:span></text:p>
          </draw:text-box>
        </draw:frame>
        <draw:frame draw:style-name="gr7" draw:text-style-name="P5" draw:layer="layout" svg:width="5.207cm" svg:height="0.762cm" draw:transform="rotate (1.5707963267949) translate (9.509cm 26.627cm)">
          <draw:text-box>
            <text:p text:style-name="P1"><text:span text:style-name="T4">synchronized 50-800 Hz</text:span></text:p>
          </draw:text-box>
        </draw:frame>
        <draw:connector draw:style-name="gr8" draw:text-style-name="P1" draw:layer="layout" svg:x1="14.906cm" svg:y1="3.032cm" svg:x2="14.906cm" svg:y2="3.921cm" draw:start-shape="id1" draw:start-glue-point="2" draw:end-shape="id2" draw:end-glue-point="0" svg:d="m14906 3032v889">
          <text:p/>
        </draw:connector>
        <draw:connector draw:style-name="gr8" draw:text-style-name="P1" draw:layer="layout" svg:x1="26.4cm" svg:y1="22.717cm" svg:x2="24.368cm" svg:y2="12.557cm" draw:start-shape="id3" draw:start-glue-point="1" draw:end-shape="id4" draw:end-glue-point="1" svg:d="m26400 22717h513v-10160h-2545">
          <text:p/>
        </draw:connector>
        <draw:connector draw:style-name="gr8" draw:text-style-name="P1" draw:layer="layout" svg:x1="26.4cm" svg:y1="22.717cm" svg:x2="24.368cm" svg:y2="14.97cm" draw:start-shape="id3" draw:start-glue-point="1" draw:end-shape="id5" draw:end-glue-point="1" svg:d="m26400 22717h513v-7747h-2545">
          <text:p/>
        </draw:connector>
        <draw:connector draw:style-name="gr8" draw:text-style-name="P1" draw:layer="layout" svg:x1="6.143cm" svg:y1="23.479cm" svg:x2="6.143cm" svg:y2="24.368cm" draw:start-shape="id6" draw:start-glue-point="2" draw:end-shape="id7" draw:end-glue-point="0" svg:d="m6143 23479v889">
          <text:p/>
        </draw:connector>
        <draw:connector draw:style-name="gr8" draw:text-style-name="P1" draw:layer="layout" svg:x1="14.906cm" svg:y1="24.368cm" svg:x2="14.906cm" svg:y2="23.479cm" draw:start-shape="id8" draw:start-glue-point="0" draw:end-shape="id9" draw:end-glue-point="2" svg:d="m14906 24368v-889">
          <text:p/>
        </draw:connector>
        <draw:connector draw:style-name="gr8" draw:text-style-name="P1" draw:layer="layout" svg:x1="14.906cm" svg:y1="21.955cm" svg:x2="14.906cm" svg:y2="21.066cm" draw:start-shape="id9" draw:start-glue-point="0" draw:end-shape="id10" draw:end-glue-point="2" svg:d="m14906 21955v-889">
          <text:p/>
        </draw:connector>
        <draw:connector draw:style-name="gr8" draw:text-style-name="P1" draw:layer="layout" svg:x1="12.176cm" svg:y1="20.304cm" svg:x2="6.143cm" svg:y2="21.955cm" draw:start-shape="id10" draw:start-glue-point="3" draw:end-shape="id6" draw:end-glue-point="0" svg:d="m12176 20304h-6033v1651">
          <text:p/>
        </draw:connector>
        <draw:connector draw:style-name="gr8" draw:text-style-name="P1" draw:layer="layout" svg:x1="18.907cm" svg:y1="12.557cm" svg:x2="14.906cm" svg:y2="19.542cm" draw:start-shape="id4" draw:start-glue-point="3" draw:end-shape="id10" draw:end-glue-point="0" svg:d="m18907 12557h-4001v6985">
          <text:p/>
        </draw:connector>
        <draw:connector draw:style-name="gr8" draw:text-style-name="P1" draw:layer="layout" svg:x1="14.906cm" svg:y1="6.334cm" svg:x2="14.906cm" svg:y2="5.445cm" draw:start-shape="id11" draw:start-glue-point="0" draw:end-shape="id2" draw:end-glue-point="2" svg:d="m14906 6334v-889">
          <text:p/>
        </draw:connector>
        <draw:connector draw:style-name="gr8" draw:text-style-name="P1" draw:layer="layout" svg:x1="18.907cm" svg:y1="17.383cm" svg:x2="14.906cm" svg:y2="19.542cm" draw:start-shape="id12" draw:start-glue-point="3" draw:end-shape="id10" draw:end-glue-point="0" svg:d="m18907 17383h-4001v2159">
          <text:p/>
        </draw:connector>
        <draw:connector draw:style-name="gr8" draw:text-style-name="P1" draw:layer="layout" svg:x1="18.907cm" svg:y1="14.97cm" svg:x2="14.906cm" svg:y2="19.542cm" draw:start-shape="id5" draw:start-glue-point="3" draw:end-shape="id10" draw:end-glue-point="0" svg:d="m18907 14970h-4001v4572">
          <text:p/>
        </draw:connector>
        <draw:connector draw:style-name="gr8" draw:text-style-name="P1" draw:layer="layout" svg:x1="17.637cm" svg:y1="9.636cm" svg:x2="17.637cm" svg:y2="4.683cm" draw:start-shape="id13" draw:start-glue-point="1" draw:end-shape="id2" svg:d="m17637 9636h513v-4953h-513">
          <text:p/>
        </draw:connector>
        <draw:connector draw:style-name="gr9" draw:text-style-name="P1" draw:layer="layout" svg:x1="20.939cm" svg:y1="7.096cm" svg:x2="17.637cm" svg:y2="2.27cm" draw:start-shape="id14" draw:start-glue-point="3" draw:end-shape="id1" draw:end-glue-point="1" svg:d="m20939 7096h-1651v-4826h-1651">
          <text:p/>
        </draw:connector>
        <draw:connector draw:style-name="gr9" draw:text-style-name="P1" draw:layer="layout" svg:x1="20.939cm" svg:y1="4.683cm" svg:x2="17.637cm" svg:y2="2.27cm" draw:start-shape="id15" draw:start-glue-point="3" draw:end-shape="id1" draw:end-glue-point="1" svg:d="m20939 4683h-1651v-2413h-1651">
          <text:p/>
        </draw:connector>
        <draw:connector draw:style-name="gr9" draw:text-style-name="P1" draw:layer="layout" svg:x1="20.939cm" svg:y1="2.27cm" svg:x2="17.637cm" svg:y2="2.27cm" draw:start-shape="id16" draw:start-glue-point="3" draw:end-shape="id1" draw:end-glue-point="1" svg:d="m20939 2270h-3302">
          <text:p/>
        </draw:connector>
        <draw:connector draw:style-name="gr9" draw:text-style-name="P1" draw:layer="layout" svg:x1="8.874cm" svg:y1="7.096cm" svg:x2="12.176cm" svg:y2="7.096cm" draw:start-shape="id17" draw:start-glue-point="1" draw:end-shape="id11" draw:end-glue-point="3" svg:d="m8874 7096h3302">
          <text:p/>
        </draw:connector>
        <draw:connector draw:style-name="gr9" draw:text-style-name="P1" draw:layer="layout" svg:x1="8.874cm" svg:y1="9.636cm" svg:x2="12.176cm" svg:y2="7.096cm" draw:start-shape="id18" draw:start-glue-point="1" draw:end-shape="id11" draw:end-glue-point="3" svg:d="m8874 9636h1651v-2540h1651">
          <text:p/>
        </draw:connector>
        <draw:connector draw:style-name="gr8" draw:text-style-name="P1" draw:layer="layout" svg:x1="8.874cm" svg:y1="4.683cm" svg:x2="12.176cm" svg:y2="2.27cm" draw:start-shape="id19" draw:start-glue-point="1" draw:end-shape="id1" draw:end-glue-point="3" svg:d="m8874 4683h1651v-2413h1651">
          <text:p/>
        </draw:connector>
        <draw:connector draw:style-name="gr8" draw:text-style-name="P1" draw:layer="layout" svg:x1="14.906cm" svg:y1="10.398cm" svg:x2="14.927cm" svg:y2="12.253cm" draw:start-shape="id13" draw:start-glue-point="2" svg:d="m14906 10398v1185h21v670">
          <text:p/>
        </draw:connector>
        <draw:connector draw:style-name="gr8" draw:text-style-name="P1" draw:layer="layout" draw:line-skew="0.381cm" svg:x1="17.637cm" svg:y1="25.13cm" svg:x2="20.939cm" svg:y2="22.717cm" draw:start-shape="id8" draw:start-glue-point="1" draw:end-shape="id3" draw:end-glue-point="3" svg:d="m17637 25130h2032v-2413h1270">
          <text:p/>
        </draw:connector>
        <draw:connector draw:style-name="gr9" draw:text-style-name="P1" draw:layer="layout" svg:x1="23.669cm" svg:y1="21.066cm" svg:x2="23.669cm" svg:y2="21.955cm" draw:start-shape="id20" draw:start-glue-point="2" draw:end-shape="id3" draw:end-glue-point="0" svg:d="m23669 21066v889">
          <text:p/>
        </draw:connector>
        <draw:connector draw:style-name="gr9" draw:text-style-name="P1" draw:layer="layout" svg:x1="23.669cm" svg:y1="24.368cm" svg:x2="23.669cm" svg:y2="23.479cm" draw:start-shape="id21" draw:start-glue-point="0" draw:end-shape="id3" draw:end-glue-point="2" svg:d="m23669 24368v-889">
          <text:p/>
        </draw:connector>
        <draw:custom-shape draw:style-name="gr10" draw:text-style-name="P1" draw:layer="layout" svg:width="0.635cm" svg:height="0.635cm" svg:x="14.589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4.906cm" svg:y1="3.921cm" svg:x2="14.906cm" svg:y2="3.032cm" draw:start-shape="id2" draw:start-glue-point="0" draw:end-shape="id1" draw:end-glue-point="2" svg:d="m14906 3921v-889">
          <text:p/>
        </draw:connector>
        <draw:frame draw:style-name="gr11" draw:text-style-name="P6" draw:layer="layout" svg:width="1.709cm" svg:height="0.645cm" svg:x="24.937cm" svg:y="14.335cm">
          <draw:text-box>
            <text:p><text:span text:style-name="T5">position</text:span></text:p>
          </draw:text-box>
        </draw:frame>
        <draw:frame draw:style-name="gr11" draw:text-style-name="P6" draw:layer="layout" svg:width="1.459cm" svg:height="0.645cm" svg:x="25.003cm" svg:y="11.922cm">
          <draw:text-box>
            <text:p><text:span text:style-name="T5">speed</text:span></text:p>
          </draw:text-box>
        </draw:frame>
        <draw:frame draw:style-name="gr11" draw:text-style-name="P6" draw:layer="layout" svg:width="2.432cm" svg:height="0.645cm" svg:x="15.732cm" svg:y="14.335cm">
          <draw:text-box>
            <text:p><text:span text:style-name="T5">rate setpoint</text:span></text:p>
          </draw:text-box>
        </draw:frame>
        <draw:frame draw:style-name="gr11" draw:text-style-name="P6" draw:layer="layout" svg:width="2.432cm" svg:height="0.645cm" svg:x="15.7cm" svg:y="16.748cm">
          <draw:text-box>
            <text:p><text:span text:style-name="T5">rate setpoint</text:span></text:p>
          </draw:text-box>
        </draw:frame>
        <draw:frame draw:style-name="gr11" draw:text-style-name="P6" draw:layer="layout" svg:width="2.432cm" svg:height="0.645cm" svg:x="15.701cm" svg:y="16.749cm">
          <draw:text-box>
            <text:p><text:span text:style-name="T5">rate setpoint</text:span></text:p>
          </draw:text-box>
        </draw:frame>
        <draw:frame draw:style-name="gr11" draw:text-style-name="P6" draw:layer="layout" svg:width="2.521cm" svg:height="0.645cm" svg:x="7.604cm" svg:y="19.669cm">
          <draw:text-box>
            <text:p><text:span text:style-name="T5">force vectors</text:span></text:p>
          </draw:text-box>
        </draw:frame>
        <draw:connector draw:style-name="gr8" draw:text-style-name="P1" draw:layer="layout" svg:x1="17.637cm" svg:y1="22.717cm" svg:x2="18.907cm" svg:y2="17.383cm" draw:start-shape="id9" draw:start-glue-point="1" draw:end-shape="id12" draw:end-glue-point="3" svg:d="m17637 22717h635v-5334h635">
          <text:p/>
        </draw:connector>
        <draw:connector draw:style-name="gr8" draw:text-style-name="P1" draw:layer="layout" draw:line-skew="0.133cm -7.748cm" svg:x1="3.413cm" svg:y1="25.13cm" svg:x2="14.906cm" svg:y2="7.858cm" draw:start-shape="id7" draw:start-glue-point="3" draw:end-shape="id11" draw:end-glue-point="2" svg:d="m3413 25130h-381v-16764h11874v-508">
          <text:p/>
        </draw:connector>
        <draw:custom-shape draw:style-name="gr2" draw:text-style-name="P2" xml:id="id19" draw:id="id19" draw:layer="layout" svg:width="5.461cm" svg:height="1.524cm" svg:x="3.413cm" svg:y="3.921cm">
          <text:p text:style-name="P1"><text:span text:style-name="T1">Mission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8.874cm" svg:y1="4.683cm" svg:x2="12.176cm" svg:y2="4.683cm" draw:start-shape="id19" draw:start-glue-point="1" draw:end-shape="id2" draw:end-glue-point="3" svg:d="m8874 4683h3302">
          <text:p/>
        </draw:connector>
        <draw:connector draw:style-name="gr9" draw:text-style-name="P1" draw:layer="layout" svg:x1="20.939cm" svg:y1="9.636cm" svg:x2="17.637cm" svg:y2="2.27cm" draw:start-shape="id22" draw:start-glue-point="3" draw:end-shape="id1" draw:end-glue-point="1" svg:d="m20939 9636h-1651v-7366h-1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2T15:29:31</meta:creation-date>
    <dc:date>2012-08-20T13:15:07</dc:date>
    <meta:editing-duration>PT4H38M1S</meta:editing-duration>
    <meta:editing-cycles>21</meta:editing-cycles>
    <meta:generator>LibreOffice/3.5$Linux_X86_64 LibreOffice_project/350m1$Build-2</meta:generator>
    <dc:creator>Thomas Gubler</dc:creator>
    <meta:document-statistic meta:object-count="61"/>
  </office:meta>
</office:document-meta>
</file>